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bjekt-Attribute-Aktionen-Tabelle" style:family="table">
      <style:table-properties style:width="17cm" table:align="margins"/>
    </style:style>
    <style:style style:name="Objekt-Attribute-Aktionen-Tabelle.A" style:family="table-column">
      <style:table-column-properties style:column-width="5.667cm" style:rel-column-width="21845*"/>
    </style:style>
    <style:style style:name="Objekt-Attribute-Aktionen-Tabelle.A1" style:family="table-cell">
      <style:table-cell-properties fo:padding="0.097cm" fo:border-left="0.05pt solid #000000" fo:border-right="none" fo:border-top="0.05pt solid #000000" fo:border-bottom="0.05pt solid #000000"/>
    </style:style>
    <style:style style:name="Objekt-Attribute-Aktionen-Tabelle.C1" style:family="table-cell">
      <style:table-cell-properties fo:padding="0.097cm" fo:border="0.05pt solid #000000"/>
    </style:style>
    <style:style style:name="Objekt-Attribute-Aktionen-Tabelle.A2" style:family="table-cell">
      <style:table-cell-properties fo:padding="0.097cm" fo:border-left="0.05pt solid #000000" fo:border-right="none" fo:border-top="none" fo:border-bottom="0.05pt solid #000000"/>
    </style:style>
    <style:style style:name="Objekt-Attribute-Aktionen-Tabell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fo:font-weight="bold" officeooo:rsid="001e721b" officeooo:paragraph-rsid="001e721b" style:font-size-asian="12pt" style:font-weight-asian="bold" style:font-size-complex="12pt" style:font-weight-complex="bold"/>
    </style:style>
    <style:style style:name="P2" style:family="paragraph" style:parent-style-name="Table_20_Contents">
      <style:text-properties officeooo:rsid="00206828" officeooo:paragraph-rsid="00206828"/>
    </style:style>
    <style:style style:name="P3" style:family="paragraph" style:parent-style-name="Table_20_Contents">
      <style:text-properties officeooo:rsid="0020a702" officeooo:paragraph-rsid="0020a702"/>
    </style:style>
    <style:style style:name="P4" style:family="paragraph" style:parent-style-name="Table_20_Contents">
      <style:text-properties officeooo:rsid="00206828" officeooo:paragraph-rsid="00206828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21be77" officeooo:paragraph-rsid="0021be77"/>
    </style:style>
    <style:style style:name="P6" style:family="paragraph" style:parent-style-name="Table_20_Contents" style:list-style-name="L3">
      <style:text-properties officeooo:rsid="0021be77" officeooo:paragraph-rsid="0021be77"/>
    </style:style>
    <style:style style:name="P7" style:family="paragraph" style:parent-style-name="Table_20_Contents" style:list-style-name="L5">
      <style:text-properties officeooo:rsid="0021be77" officeooo:paragraph-rsid="0021be77"/>
    </style:style>
    <style:style style:name="P8" style:family="paragraph" style:parent-style-name="Table_20_Contents" style:list-style-name="L7">
      <style:text-properties officeooo:rsid="0021be77" officeooo:paragraph-rsid="0021be77"/>
    </style:style>
    <style:style style:name="P9" style:family="paragraph" style:parent-style-name="Table_20_Contents" style:list-style-name="L2">
      <style:text-properties officeooo:rsid="00234b8a" officeooo:paragraph-rsid="00234b8a"/>
    </style:style>
    <style:style style:name="P10" style:family="paragraph" style:parent-style-name="Table_20_Contents" style:list-style-name="L3">
      <style:text-properties officeooo:rsid="00234b8a" officeooo:paragraph-rsid="00234b8a"/>
    </style:style>
    <style:style style:name="P11" style:family="paragraph" style:parent-style-name="Table_20_Contents" style:list-style-name="L4">
      <style:text-properties officeooo:rsid="00234b8a" officeooo:paragraph-rsid="00234b8a"/>
    </style:style>
    <style:style style:name="P12" style:family="paragraph" style:parent-style-name="Table_20_Contents" style:list-style-name="L6">
      <style:text-properties officeooo:rsid="00220381" officeooo:paragraph-rsid="00220381"/>
    </style:style>
    <style:style style:name="P13" style:family="paragraph" style:parent-style-name="Table_20_Contents" style:list-style-name="L7">
      <style:text-properties officeooo:rsid="00220381" officeooo:paragraph-rsid="00220381"/>
    </style:style>
    <style:style style:name="P14" style:family="paragraph" style:parent-style-name="Table_20_Contents" style:list-style-name="L8">
      <style:text-properties officeooo:rsid="00220381" officeooo:paragraph-rsid="00220381"/>
    </style:style>
    <style:style style:name="P15" style:family="paragraph" style:parent-style-name="Table_20_Contents" style:list-style-name="L9">
      <style:text-properties officeooo:rsid="00220381" officeooo:paragraph-rsid="00220381"/>
    </style:style>
    <style:style style:name="P16" style:family="paragraph" style:parent-style-name="Table_20_Contents" style:list-style-name="L10">
      <style:text-properties officeooo:rsid="00220381" officeooo:paragraph-rsid="00220381"/>
    </style:style>
    <style:style style:name="P17" style:family="paragraph" style:parent-style-name="Table_20_Contents" style:list-style-name="L11">
      <style:text-properties officeooo:rsid="00220381" officeooo:paragraph-rsid="00220381"/>
    </style:style>
    <style:style style:name="P18" style:family="paragraph" style:parent-style-name="Table_20_Contents" style:list-style-name="L12">
      <style:text-properties officeooo:rsid="00220381" officeooo:paragraph-rsid="00220381"/>
    </style:style>
    <style:style style:name="P19" style:family="paragraph" style:parent-style-name="Table_20_Contents" style:list-style-name="L13">
      <style:text-properties officeooo:rsid="00224a8a" officeooo:paragraph-rsid="00224a8a"/>
    </style:style>
    <style:style style:name="P20" style:family="paragraph" style:parent-style-name="Table_20_Contents" style:list-style-name="L12">
      <style:text-properties officeooo:rsid="0025ab44" officeooo:paragraph-rsid="0025ab44"/>
    </style:style>
    <style:style style:name="T1" style:family="text">
      <style:text-properties officeooo:rsid="0020a702"/>
    </style:style>
    <style:style style:name="T2" style:family="text">
      <style:text-properties officeooo:rsid="00224a8a"/>
    </style:style>
    <style:style style:name="T3" style:family="text">
      <style:text-properties officeooo:rsid="00234b8a"/>
    </style:style>
    <style:style style:name="T4" style:family="text">
      <style:text-properties officeooo:rsid="0025ab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bjekt-Attribute-Aktionen-Tabelle" table:style-name="Objekt-Attribute-Aktionen-Tabelle">
        <table:table-column table:style-name="Objekt-Attribute-Aktionen-Tabelle.A" table:number-columns-repeated="3"/>
        <table:table-row>
          <table:table-cell table:style-name="Objekt-Attribute-Aktionen-Tabelle.A1" office:value-type="string">
            <text:p text:style-name="P1">Objekte</text:p>
          </table:table-cell>
          <table:table-cell table:style-name="Objekt-Attribute-Aktionen-Tabelle.A1" office:value-type="string">
            <text:p text:style-name="P1">Attribute</text:p>
          </table:table-cell>
          <table:table-cell table:style-name="Objekt-Attribute-Aktionen-Tabelle.C1" office:value-type="string">
            <text:p text:style-name="P1">Aktionen</text:p>
          </table:table-cell>
        </table:table-row>
        <table:table-row>
          <table:table-cell table:style-name="Objekt-Attribute-Aktionen-Tabelle.A2" office:value-type="string">
            <text:p text:style-name="P2">1.1 Schnelle Reinigung starten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list xml:id="list863876703" text:style-name="L1">
              <text:list-item>
                <text:p text:style-name="P5">Liste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2">1.2 Roboter und Räume verwalten</text:p>
          </table:table-cell>
          <table:table-cell table:style-name="Objekt-Attribute-Aktionen-Tabelle.A2" office:value-type="string">
            <text:list xml:id="list4237602640" text:style-name="L2">
              <text:list-item>
                <text:p text:style-name="P9">Raumname</text:p>
              </text:list-item>
              <text:list-item>
                <text:p text:style-name="P9">Robotername</text:p>
              </text:list-item>
            </text:list>
          </table:table-cell>
          <table:table-cell table:style-name="Objekt-Attribute-Aktionen-Tabelle.C2" office:value-type="string">
            <text:list xml:id="list1972160707" text:style-name="L3">
              <text:list-item>
                <text:p text:style-name="P6"><text:span text:style-name="T3">Raum h</text:span>inzufügen</text:p>
              </text:list-item>
              <text:list-item>
                <text:p text:style-name="P6"><text:span text:style-name="T3">Raum e</text:span>ntfernen</text:p>
              </text:list-item>
              <text:list-item>
                <text:p text:style-name="P10">Roboter hinzufügen</text:p>
              </text:list-item>
              <text:list-item>
                <text:p text:style-name="P10">Roboter entfer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2">1.2.1 <text:span text:style-name="T1">Stockwerke verwalten</text:span></text:p>
          </table:table-cell>
          <table:table-cell table:style-name="Objekt-Attribute-Aktionen-Tabelle.A2" office:value-type="string">
            <text:list xml:id="list3460816216" text:style-name="L4">
              <text:list-item>
                <text:p text:style-name="P11">Stockwerkname</text:p>
              </text:list-item>
            </text:list>
          </table:table-cell>
          <table:table-cell table:style-name="Objekt-Attribute-Aktionen-Tabelle.C2" office:value-type="string">
            <text:list xml:id="list3703372751" text:style-name="L5">
              <text:list-item>
                <text:p text:style-name="P7"><text:span text:style-name="T3">Stockwerk h</text:span>inzufügen</text:p>
              </text:list-item>
              <text:list-item>
                <text:p text:style-name="P7"><text:span text:style-name="T3">Stockwerk e</text:span>ntfer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3">1.2.1.1 Roboterübersicht</text:p>
          </table:table-cell>
          <table:table-cell table:style-name="Objekt-Attribute-Aktionen-Tabelle.A2" office:value-type="string">
            <text:list xml:id="list705126446" text:style-name="L6">
              <text:list-item>
                <text:p text:style-name="P12">Name</text:p>
              </text:list-item>
              <text:list-item>
                <text:p text:style-name="P12">Hersteller</text:p>
              </text:list-item>
              <text:list-item>
                <text:p text:style-name="P12">Model</text:p>
              </text:list-item>
              <text:list-item>
                <text:p text:style-name="P12">Eingetragen seit</text:p>
              </text:list-item>
              <text:list-item>
                <text:p text:style-name="P12">Letzter Reinigungslauf</text:p>
              </text:list-item>
              <text:list-item>
                <text:p text:style-name="P12">Analysierte Karte</text:p>
              </text:list-item>
            </text:list>
          </table:table-cell>
          <table:table-cell table:style-name="Objekt-Attribute-Aktionen-Tabelle.C2" office:value-type="string">
            <text:list xml:id="list835933457" text:style-name="L7">
              <text:list-item>
                <text:p text:style-name="P8">Pairing</text:p>
              </text:list-item>
              <text:list-item>
                <text:p text:style-name="P8">Modus auswählen</text:p>
              </text:list-item>
              <text:list-item>
                <text:p text:style-name="P8">Stockwerk auswählen</text:p>
              </text:list-item>
              <text:list-item>
                <text:p text:style-name="P8">Raum scannen</text:p>
              </text:list-item>
              <text:list-item>
                <text:p text:style-name="P13">Terminplan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3">1.2.1.2 Raumübersicht</text:p>
          </table:table-cell>
          <table:table-cell table:style-name="Objekt-Attribute-Aktionen-Tabelle.A2" office:value-type="string">
            <text:list xml:id="list1431246287" text:style-name="L8">
              <text:list-item>
                <text:p text:style-name="P14">Name</text:p>
              </text:list-item>
              <text:list-item>
                <text:p text:style-name="P14">Eingetragen seit</text:p>
              </text:list-item>
              <text:list-item>
                <text:p text:style-name="P14">Letz<text:span text:style-name="T2">t</text:span>er Reinigungslauf</text:p>
              </text:list-item>
            </text:list>
          </table:table-cell>
          <table:table-cell table:style-name="Objekt-Attribute-Aktionen-Tabelle.C2" office:value-type="string">
            <text:list xml:id="list441455439" text:style-name="L9">
              <text:list-item>
                <text:p text:style-name="P15">Stockwerk auswählen</text:p>
              </text:list-item>
              <text:list-item>
                <text:p text:style-name="P15">Terminplan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3">1.3 Zeitpläne verwalten</text:p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list xml:id="list1413765743" text:style-name="L10">
              <text:list-item>
                <text:p text:style-name="P16">Terminplan öff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3">1.3.1 Terminplan</text:p>
          </table:table-cell>
          <table:table-cell table:style-name="Objekt-Attribute-Aktionen-Tabelle.A2" office:value-type="string">
            <text:list xml:id="list3257619878" text:style-name="L11">
              <text:list-item>
                <text:p text:style-name="P17">Tag/ Woche/ Monat/Jahr-Übersicht</text:p>
              </text:list-item>
              <text:list-item>
                <text:p text:style-name="P17">Zeit</text:p>
              </text:list-item>
            </text:list>
          </table:table-cell>
          <table:table-cell table:style-name="Objekt-Attribute-Aktionen-Tabelle.C2" office:value-type="string">
            <text:list xml:id="list3645528742" text:style-name="L12">
              <text:list-item>
                <text:p text:style-name="P18">Filter anpassen</text:p>
              </text:list-item>
              <text:list-item>
                <text:p text:style-name="P18"><text:span text:style-name="T4">Stockwerk/ </text:span>R<text:span text:style-name="T4">a</text:span>um/ Roboter verwalten</text:p>
              </text:list-item>
              <text:list-item>
                <text:p text:style-name="P20">Events im Kalender verschieb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3">1.4 Vorlagen verwalten</text:p>
          </table:table-cell>
          <table:table-cell table:style-name="Objekt-Attribute-Aktionen-Tabelle.A2" office:value-type="string">
            <text:list xml:id="list511727746" text:style-name="L13">
              <text:list-item>
                <text:p text:style-name="P19">Haus</text:p>
              </text:list-item>
              <text:list-item>
                <text:p text:style-name="P19">Stockwerk</text:p>
              </text:list-item>
              <text:list-item>
                <text:p text:style-name="P19">Zimmer</text:p>
              </text:list-item>
              <text:list-item>
                <text:p text:style-name="P19">Roboter</text:p>
              </text:list-item>
            </text:list>
          </table:table-cell>
          <table:table-cell table:style-name="Objekt-Attribute-Aktionen-Tabelle.C2" office:value-type="string">
            <text:list xml:id="list102610164517333" text:continue-numbering="true" text:style-name="L13">
              <text:list-item>
                <text:p text:style-name="P19">Haus einfügen</text:p>
              </text:list-item>
              <text:list-item>
                <text:p text:style-name="P19">Stockwerk einfügen</text:p>
              </text:list-item>
              <text:list-item>
                <text:p text:style-name="P19">Zimmer einfügen</text:p>
              </text:list-item>
              <text:list-item>
                <text:p text:style-name="P19">Roboter auswählen</text:p>
              </text:list-item>
              <text:list-item>
                <text:p text:style-name="P19">Roboter entfernen</text:p>
              </text:list-item>
            </text:list>
          </table:table-cell>
        </table:table-row>
        <table:table-row>
          <table:table-cell table:style-name="Objekt-Attribute-Aktionen-Tabelle.A2" office:value-type="string">
            <text:p text:style-name="P3">1.5 Statistiken einsehen</text:p>
          </table:table-cell>
          <table:table-cell table:style-name="Objekt-Attribute-Aktionen-Tabelle.A2" office:value-type="string">
            <text:p text:style-name="Table_20_Contents"><text:s/></text:p>
          </table:table-cell>
          <table:table-cell table:style-name="Objekt-Attribute-Aktionen-Tabelle.C2" office:value-type="string">
            <text:p text:style-name="Table_20_Contents"><text:s text:c="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7:53:14.779000000</meta:creation-date>
    <dc:date>2020-05-08T10:26:07.855000000</dc:date>
    <meta:editing-duration>PT8H58M36S</meta:editing-duration>
    <meta:editing-cycles>6</meta:editing-cycles>
    <meta:generator>LibreOffice/5.4.5.1$Windows_X86_64 LibreOffice_project/79c9829dd5d8054ec39a82dc51cd9eff340dbee8</meta:generator>
    <meta:document-statistic meta:table-count="1" meta:image-count="0" meta:object-count="0" meta:page-count="1" meta:paragraph-count="55" meta:word-count="145" meta:character-count="893" meta:non-whitespace-character-count="838"/>
  </office:meta>
</office:document-meta>
</file>